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7063in" style:rel-column-width="1017*"/>
    </style:style>
    <style:style style:name="Table2.C" style:family="table-column">
      <style:table-column-properties style:column-width="1.1299in" style:rel-column-width="1627*"/>
    </style:style>
    <style:style style:name="Table2.D" style:family="table-column">
      <style:table-column-properties style:column-width="0.7938in" style:rel-column-width="1143*"/>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WriteCommands" style:family="table">
      <style:table-properties style:width="6.925in" table:align="margins" style:may-break-between-rows="false" style:writing-mode="lr-tb"/>
    </style:style>
    <style:style style:name="WriteCommands.A" style:family="table-column">
      <style:table-column-properties style:column-width="0.8438in" style:rel-column-width="1215*"/>
    </style:style>
    <style:style style:name="WriteCommands.B" style:family="table-column">
      <style:table-column-properties style:column-width="1.3396in" style:rel-column-width="1929*"/>
    </style:style>
    <style:style style:name="WriteCommands.C" style:family="table-column">
      <style:table-column-properties style:column-width="0.7903in" style:rel-column-width="1138*"/>
    </style:style>
    <style:style style:name="WriteCommands.A1" style:family="table-cell">
      <style:table-cell-properties fo:padding="0.0382in" fo:border-left="0.0007in solid #000000" fo:border-right="none" fo:border-top="0.0007in solid #000000" fo:border-bottom="0.0007in solid #000000"/>
    </style:style>
    <style:style style:name="WriteCommands.H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H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4">
      <style:paragraph-properties>
        <style:tab-stops>
          <style:tab-stop style:position="6.9252in"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text-rotation-angle="90" style:text-rotation-scale="line-height"/>
    </style:style>
    <style:style style:name="P15" style:family="paragraph" style:parent-style-name="Table_20_Contents">
      <style:paragraph-properties fo:text-align="center" style:justify-single-word="false"/>
      <style:text-properties style:text-rotation-angle="0" style:text-rotation-scale="line-height"/>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paragraph-properties fo:margin-top="0in" fo:margin-bottom="0in"/>
    </style:style>
    <style:style style:name="P24" style:family="paragraph" style:parent-style-name="Text_20_body">
      <style:paragraph-properties fo:text-align="center" style:justify-single-word="false"/>
      <style:text-properties style:font-name="TimesNewRomanPSMT" fo:font-size="12pt"/>
    </style:style>
    <style:style style:name="P25" style:family="paragraph" style:parent-style-name="Text_20_body">
      <style:paragraph-properties fo:text-align="center" style:justify-single-word="false"/>
      <style:text-properties style:font-name="TimesNewRomanPSMT" fo:font-size="12pt" style:text-rotation-angle="0" style:text-rotation-scale="line-height"/>
    </style:style>
    <style:style style:name="P26" style:family="paragraph" style:parent-style-name="Text_20_body">
      <style:paragraph-properties fo:text-align="center" style:justify-single-word="false"/>
    </style:style>
    <style:style style:name="P27" style:family="paragraph" style:parent-style-name="Text_20_body">
      <style:paragraph-properties fo:margin-top="0in" fo:margin-bottom="0in"/>
    </style:style>
    <style:style style:name="P28" style:family="paragraph" style:parent-style-name="Heading_20_1" style:master-page-name="First_20_Page">
      <style:paragraph-properties style:page-number="auto"/>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NewRomanPSMT" fo:font-size="12pt"/>
    </style:style>
    <style:style style:name="T7" style:family="text">
      <style:text-properties style:text-rotation-angle="90" style:text-rotation-scale="line-heigh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8186085645454543574" text:style-name="L1">
        <text:list-item>
          <text:p text:style-name="P16">OpenLCB Common Information Technical Note</text:p>
        </text:list-item>
      </text:list>
      <text:p text:style-name="Standard">Requires implementation of datagram protocol.</text:p>
      <text:list xml:id="list283516707818489780" text:style-name="L2">
        <text:list-item>
          <text:p text:style-name="P17">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6614372256318456703" text:style-name="L3">
        <text:list-item>
          <text:p text:style-name="P18">(0xFF, flag=11) Configuration definition – reading this is how you get the configuration definition</text:p>
        </text:list-item>
        <text:list-item>
          <text:p text:style-name="P18">(0xFE, flag=10) All memory – provides access to “all” memory in the device, where “all” is defined by the designer. Single, flat address space for access. Can be used for e.g. dynamic access to RAM for monitoring &amp; debugging. </text:p>
        </text:list-item>
        <text:list-item>
          <text:p text:style-name="P18">(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able:table table:name="WriteCommands" table:style-name="WriteCommands">
        <table:table-column table:style-name="WriteCommands.A"/>
        <table:table-column table:style-name="WriteCommands.B"/>
        <table:table-column table:style-name="WriteCommands.C" table:number-columns-repeated="6"/>
        <table:table-header-rows>
          <text:soft-page-break/>
          <table:table-row>
            <table:table-cell table:style-name="WriteCommands.A1" office:value-type="string">
              <text:p text:style-name="Table_20_Heading"/>
            </table:table-cell>
            <table:table-cell table:style-name="WriteCommands.A1" office:value-type="string">
              <text:p text:style-name="Table_20_Heading"/>
            </table:table-cell>
            <table:table-cell table:style-name="WriteCommands.A1" office:value-type="string">
              <text:p text:style-name="Table_20_Heading">Write</text:p>
            </table:table-cell>
            <table:table-cell table:style-name="WriteCommands.A1" office:value-type="string">
              <text:p text:style-name="Table_20_Heading">Write Under Mask</text:p>
            </table:table-cell>
            <table:table-cell table:style-name="WriteCommands.A1" office:value-type="string">
              <text:p text:style-name="Table_20_Heading">Write Stream</text:p>
            </table:table-cell>
            <table:table-cell table:style-name="WriteCommands.A1" office:value-type="string">
              <text:p text:style-name="Table_20_Heading">Read</text:p>
            </table:table-cell>
            <table:table-cell table:style-name="WriteCommands.A1" office:value-type="string">
              <text:p text:style-name="Table_20_Heading">Read-Reply</text:p>
            </table:table-cell>
            <table:table-cell table:style-name="WriteCommands.H1" office:value-type="string">
              <text:p text:style-name="Table_20_Heading">Read Stream</text:p>
            </table:table-cell>
          </table:table-row>
        </table:table-header-rows>
        <table:table-row>
          <table:table-cell table:style-name="WriteCommands.A2" table:number-columns-spanned="2" office:value-type="string">
            <text:p text:style-name="Table_20_Contents">Datagram Type Byte</text:p>
          </table:table-cell>
          <table:covered-table-cell/>
          <table:table-cell table:style-name="WriteCommands.A2" office:value-type="string">
            <text:p text:style-name="P13">0x20</text:p>
          </table:table-cell>
          <table:table-cell table:style-name="WriteCommands.A2" office:value-type="string">
            <text:p text:style-name="P13">0x20</text:p>
          </table:table-cell>
          <table:table-cell table:style-name="WriteCommands.A2" office:value-type="string">
            <text:p text:style-name="P13">0x20</text:p>
          </table:table-cell>
          <table:table-cell table:style-name="WriteCommands.A2" office:value-type="string">
            <text:p text:style-name="P13">0x20</text:p>
          </table:table-cell>
          <table:table-cell table:style-name="WriteCommands.A2" office:value-type="string">
            <text:p text:style-name="P13">0x20</text:p>
          </table:table-cell>
          <table:table-cell table:style-name="WriteCommands.H2" office:value-type="string">
            <text:p text:style-name="P13">0x20</text:p>
          </table:table-cell>
        </table:table-row>
        <table:table-row>
          <table:table-cell table:style-name="WriteCommands.A2" table:number-rows-spanned="8" office:value-type="string">
            <text:p text:style-name="Table_20_Contents">Command Byte (Upper is MSB, lower is LSB)</text:p>
          </table:table-cell>
          <table:table-cell table:style-name="WriteCommands.A2" office:value-type="string">
            <text:p text:style-name="Table_20_Contents">Command Type <text:line-break/>(2 bits)</text:p>
          </table:table-cell>
          <table:table-cell table:style-name="WriteCommands.A2" office:value-type="string">
            <text:p text:style-name="P13">0b00</text:p>
          </table:table-cell>
          <table:table-cell table:style-name="WriteCommands.A2" office:value-type="string">
            <text:p text:style-name="P13">0b00</text:p>
          </table:table-cell>
          <table:table-cell table:style-name="WriteCommands.A2" office:value-type="string">
            <text:p text:style-name="P13">0b00</text:p>
          </table:table-cell>
          <table:table-cell table:style-name="WriteCommands.A2" office:value-type="string">
            <text:p text:style-name="P13">0b01</text:p>
          </table:table-cell>
          <table:table-cell table:style-name="WriteCommands.A2" office:value-type="string">
            <text:p text:style-name="P13">0b01</text:p>
          </table:table-cell>
          <table:table-cell table:style-name="WriteCommands.H2" office:value-type="string">
            <text:p text:style-name="P13">0b01</text:p>
          </table:table-cell>
        </table:table-row>
        <table:table-row>
          <table:covered-table-cell/>
          <table:table-cell table:style-name="WriteCommands.A2" office:value-type="string">
            <text:p text:style-name="Text_20_body"><text:span text:style-name="T6">Stream/Datagram (1 bit)</text:span></text:p>
          </table:table-cell>
          <table:table-cell table:style-name="WriteCommands.A2" office:value-type="string">
            <text:p text:style-name="P13">0b0</text:p>
          </table:table-cell>
          <table:table-cell table:style-name="WriteCommands.A2" office:value-type="string">
            <text:p text:style-name="P13">0b1</text:p>
          </table:table-cell>
          <table:table-cell table:style-name="WriteCommands.A2" office:value-type="string">
            <text:p text:style-name="P13">0b1</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H2" office:value-type="string">
            <text:p text:style-name="P13">0b1</text:p>
          </table:table-cell>
        </table:table-row>
        <table:table-row>
          <table:covered-table-cell/>
          <table:table-cell table:style-name="WriteCommands.A2" office:value-type="string">
            <text:p text:style-name="Text_20_body"><text:span text:style-name="T6">ReadReply/Write (1 bit)</text:span></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A2" office:value-type="string">
            <text:p text:style-name="P13">0b1</text:p>
          </table:table-cell>
          <table:table-cell table:style-name="WriteCommands.H2" office:value-type="string">
            <text:p text:style-name="P13">0b0</text:p>
          </table:table-cell>
        </table:table-row>
        <table:table-row>
          <table:covered-table-cell/>
          <table:table-cell table:style-name="WriteCommands.A2" office:value-type="string">
            <text:p text:style-name="Table_20_Contents">Under Mask <text:line-break/>(1 bit)</text:p>
          </table:table-cell>
          <table:table-cell table:style-name="WriteCommands.A2" office:value-type="string">
            <text:p text:style-name="P13">0b0</text:p>
          </table:table-cell>
          <table:table-cell table:style-name="WriteCommands.A2" office:value-type="string">
            <text:p text:style-name="P13">0b1</text:p>
          </table:table-cell>
          <table:table-cell table:style-name="WriteCommands.A2" office:value-type="string">
            <text:p text:style-name="P13">0b0</text:p>
          </table:table-cell>
          <table:table-cell table:style-name="WriteCommands.A2" office:value-type="string">
            <text:p text:style-name="P13"/>
          </table:table-cell>
          <table:table-cell table:style-name="WriteCommands.A2" office:value-type="string">
            <text:p text:style-name="P13"/>
          </table:table-cell>
          <table:table-cell table:style-name="WriteCommands.H2" office:value-type="string">
            <text:p text:style-name="P13"/>
          </table:table-cell>
        </table:table-row>
        <table:table-row>
          <table:covered-table-cell/>
          <table:table-cell table:style-name="WriteCommands.A2" office:value-type="string">
            <text:p text:style-name="Table_20_Contents">Reserved (1 bit)</text:p>
          </table:table-cell>
          <table:table-cell table:style-name="WriteCommands.A2" office:value-type="string">
            <text:p text:style-name="P13"/>
          </table:table-cell>
          <table:table-cell table:style-name="WriteCommands.A2" office:value-type="string">
            <text:p text:style-name="P13"/>
          </table:table-cell>
          <table:table-cell table:style-name="WriteCommands.A2" office:value-type="string">
            <text:p text:style-name="P13"/>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H2" office:value-type="string">
            <text:p text:style-name="P13">0b0</text:p>
          </table:table-cell>
        </table:table-row>
        <table:table-row>
          <table:covered-table-cell/>
          <table:table-cell table:style-name="WriteCommands.A2" office:value-type="string">
            <text:p text:style-name="Table_20_Contents">Reserved (1 bit)</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A2" office:value-type="string">
            <text:p text:style-name="P13">0b0</text:p>
          </table:table-cell>
          <table:table-cell table:style-name="WriteCommands.H2" office:value-type="string">
            <text:p text:style-name="P13">0b0</text:p>
          </table:table-cell>
        </table:table-row>
        <table:table-row>
          <table:covered-table-cell/>
          <table:table-cell table:style-name="WriteCommands.A2" office:value-type="string">
            <text:p text:style-name="Table_20_Contents">Address Space <text:line-break/>(2 bits)</text:p>
          </table:table-cell>
          <table:table-cell table:style-name="WriteCommands.A2" office:value-type="string">
            <text:p text:style-name="P13">0b00-0b11</text:p>
          </table:table-cell>
          <table:table-cell table:style-name="WriteCommands.A2" office:value-type="string">
            <text:p text:style-name="P13">0b00-0b11</text:p>
          </table:table-cell>
          <table:table-cell table:style-name="WriteCommands.A2" office:value-type="string">
            <text:p text:style-name="P13">0b00-0b11</text:p>
          </table:table-cell>
          <table:table-cell table:style-name="WriteCommands.A2" office:value-type="string">
            <text:p text:style-name="P13">0b00-0b11</text:p>
          </table:table-cell>
          <table:table-cell table:style-name="WriteCommands.A2" office:value-type="string">
            <text:p text:style-name="P13">0b00-0b11</text:p>
          </table:table-cell>
          <table:table-cell table:style-name="WriteCommands.H2" office:value-type="string">
            <text:p text:style-name="P13">0b00-0b11</text:p>
          </table:table-cell>
        </table:table-row>
        <table:table-row>
          <table:covered-table-cell/>
          <table:table-cell table:style-name="WriteCommands.A2" office:value-type="string">
            <text:p text:style-name="Table_20_Contents">Full byte value</text:p>
          </table:table-cell>
          <table:table-cell table:style-name="WriteCommands.A2" office:value-type="string">
            <text:p text:style-name="P13">0x00-0x03</text:p>
          </table:table-cell>
          <table:table-cell table:style-name="WriteCommands.A2" office:value-type="string">
            <text:p text:style-name="P13">0x18-0x1B</text:p>
          </table:table-cell>
          <table:table-cell table:style-name="WriteCommands.A2" office:value-type="string">
            <text:p text:style-name="P13">0x20-0x23</text:p>
          </table:table-cell>
          <table:table-cell table:style-name="WriteCommands.A2" office:value-type="string">
            <text:p text:style-name="P13">0x40-0x43</text:p>
          </table:table-cell>
          <table:table-cell table:style-name="WriteCommands.A2" office:value-type="string">
            <text:p text:style-name="P13">0x50-0x53</text:p>
          </table:table-cell>
          <table:table-cell table:style-name="WriteCommands.H2" office:value-type="string">
            <text:p text:style-name="P13">0x70-0x73</text:p>
          </table:table-cell>
        </table:table-row>
        <table:table-row>
          <table:table-cell table:style-name="WriteCommands.A2" table:number-columns-spanned="2" office:value-type="string">
            <text:p text:style-name="Table_20_Contents">4 bytes</text:p>
          </table:table-cell>
          <table:covered-table-cell/>
          <table:table-cell table:style-name="WriteCommands.A2" office:value-type="string">
            <text:p text:style-name="P13">Address</text:p>
          </table:table-cell>
          <table:table-cell table:style-name="WriteCommands.A2" office:value-type="string">
            <text:p text:style-name="P13">Address</text:p>
          </table:table-cell>
          <table:table-cell table:style-name="WriteCommands.A2" office:value-type="string">
            <text:p text:style-name="P13">Address</text:p>
          </table:table-cell>
          <table:table-cell table:style-name="WriteCommands.A2" office:value-type="string">
            <text:p text:style-name="P13">Address</text:p>
          </table:table-cell>
          <table:table-cell table:style-name="WriteCommands.A2" office:value-type="string">
            <text:p text:style-name="P13">Address</text:p>
          </table:table-cell>
          <table:table-cell table:style-name="WriteCommands.H2" office:value-type="string">
            <text:p text:style-name="P13">Address</text:p>
          </table:table-cell>
        </table:table-row>
        <table:table-row>
          <table:table-cell table:style-name="WriteCommands.A2" table:number-columns-spanned="2" office:value-type="string">
            <text:p text:style-name="Table_20_Contents">Optional byte, present when Address Space bits above == 0b00</text:p>
          </table:table-cell>
          <table:covered-table-cell/>
          <table:table-cell table:style-name="WriteCommands.A2" office:value-type="string">
            <text:p text:style-name="P13">Address Space</text:p>
          </table:table-cell>
          <table:table-cell table:style-name="WriteCommands.A2" office:value-type="string">
            <text:p text:style-name="P13">Address Space</text:p>
          </table:table-cell>
          <table:table-cell table:style-name="WriteCommands.A2" office:value-type="string">
            <text:p text:style-name="P13">Address Space</text:p>
          </table:table-cell>
          <table:table-cell table:style-name="WriteCommands.A2" office:value-type="string">
            <text:p text:style-name="P13">Address Space</text:p>
          </table:table-cell>
          <table:table-cell table:style-name="WriteCommands.A2" office:value-type="string">
            <text:p text:style-name="P13">Address Space</text:p>
          </table:table-cell>
          <table:table-cell table:style-name="WriteCommands.H2" office:value-type="string">
            <text:p text:style-name="P13">Address Space</text:p>
          </table:table-cell>
        </table:table-row>
        <table:table-row>
          <table:table-cell table:style-name="WriteCommands.A2" table:number-columns-spanned="2" office:value-type="string">
            <text:p text:style-name="Table_20_Contents">Remainder</text:p>
          </table:table-cell>
          <table:covered-table-cell/>
          <table:table-cell table:style-name="WriteCommands.A2" office:value-type="string">
            <text:p text:style-name="P13">Data <text:line-break/>(1-64 bytes)</text:p>
          </table:table-cell>
          <table:table-cell table:style-name="WriteCommands.A2" office:value-type="string">
            <text:p text:style-name="P13">Data and Mask <text:line-break/>(2-64 bytes)</text:p>
          </table:table-cell>
          <table:table-cell table:style-name="WriteCommands.A2" office:value-type="string">
            <text:p text:style-name="P13">Stream Definition Info</text:p>
          </table:table-cell>
          <table:table-cell table:style-name="WriteCommands.A2" office:value-type="string">
            <text:p text:style-name="P13">Count <text:line-break/>(1 byte, <text:line-break/>0-64)</text:p>
          </table:table-cell>
          <table:table-cell table:style-name="WriteCommands.A2" office:value-type="string">
            <text:p text:style-name="P13">Data<text:line-break/>(1-64 bytes)</text:p>
          </table:table-cell>
          <table:table-cell table:style-name="WriteCommands.H2" office:value-type="string">
            <text:p text:style-name="P13">Count<text:line-break/>(4 bytes), then Stream Definition Info</text:p>
          </table:table-cell>
        </table:table-row>
      </table:table>
      <text:p text:style-name="Standard"/>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ext:soft-page-break/>
          <table:table-row>
            <table:table-cell table:style-name="RequiredCommands.A1" office:value-type="string">
              <text:p text:style-name="Table_20_Heading"/>
            </table:table-cell>
            <table:table-cell table:style-name="RequiredCommands.A1" office:value-type="string">
              <text:p text:style-name="Table_20_Heading"/>
            </table:table-cell>
            <table:table-cell table:style-name="RequiredCommands.A1" office:value-type="string">
              <text:p text:style-name="Table_20_Heading">Get Config Options</text:p>
            </table:table-cell>
            <table:table-cell table:style-name="RequiredCommands.A1" office:value-type="string">
              <text:p text:style-name="Table_20_Heading">Get Config Options Reply</text:p>
            </table:table-cell>
            <table:table-cell table:style-name="RequiredCommands.A1" office:value-type="string">
              <text:p text:style-name="Table_20_Heading">Get Addr Space Info </text:p>
            </table:table-cell>
            <table:table-cell table:style-name="RequiredCommands.A1" office:value-type="string">
              <text:p text:style-name="Table_20_Heading">Get Address Space Info Reply</text:p>
            </table:table-cell>
            <table:table-cell table:style-name="RequiredCommands.G1" office:value-type="string">
              <text:p text:style-name="Table_20_Heading">Freeze/<text:line-break/>Unfreeze</text:p>
            </table:table-cell>
          </table:table-row>
        </table:table-header-rows>
        <table:table-row>
          <table:table-cell table:style-name="RequiredCommands.A2" table:number-columns-spanned="2" office:value-type="string">
            <text:p text:style-name="Table_20_Contents">Datagram Type Byte</text:p>
          </table:table-cell>
          <table:covered-table-cell/>
          <table:table-cell table:style-name="RequiredCommands.A2" office:value-type="string">
            <text:p text:style-name="P13">0x20</text:p>
          </table:table-cell>
          <table:table-cell table:style-name="RequiredCommands.A2" office:value-type="string">
            <text:p text:style-name="P13">0x20</text:p>
          </table:table-cell>
          <table:table-cell table:style-name="RequiredCommands.A2" office:value-type="string">
            <text:p text:style-name="P13">0x20</text:p>
          </table:table-cell>
          <table:table-cell table:style-name="RequiredCommands.A2" office:value-type="string">
            <text:p text:style-name="P13">0x20</text:p>
          </table:table-cell>
          <table:table-cell table:style-name="RequiredCommands.G2" office:value-type="string">
            <text:p text:style-name="P13">0x20</text:p>
          </table:table-cell>
        </table:table-row>
        <table:table-row>
          <table:table-cell table:style-name="RequiredCommands.A2" table:number-rows-spanned="6" office:value-type="string">
            <text:p text:style-name="Table_20_Contents">Command Byte (Upper is MSB, lower is LSB)</text:p>
          </table:table-cell>
          <table:table-cell table:style-name="RequiredCommands.A2" office:value-type="string">
            <text:p text:style-name="Table_20_Contents">Command Type </text:p>
          </table:table-cell>
          <table:table-cell table:style-name="RequiredCommands.A2" office:value-type="string">
            <text:p text:style-name="P13">0b10</text:p>
          </table:table-cell>
          <table:table-cell table:style-name="RequiredCommands.A2" office:value-type="string">
            <text:p text:style-name="P13">0b10</text:p>
          </table:table-cell>
          <table:table-cell table:style-name="RequiredCommands.A2" office:value-type="string">
            <text:p text:style-name="P13">0b10</text:p>
          </table:table-cell>
          <table:table-cell table:style-name="RequiredCommands.A2" office:value-type="string">
            <text:p text:style-name="P13">0b10</text:p>
          </table:table-cell>
          <table:table-cell table:style-name="RequiredCommands.G2" office:value-type="string">
            <text:p text:style-name="P13">0b10</text:p>
          </table:table-cell>
        </table:table-row>
        <table:table-row>
          <table:covered-table-cell/>
          <table:table-cell table:style-name="RequiredCommands.A2" office:value-type="string">
            <text:p text:style-name="Text_20_body"><text:span text:style-name="T6">Operation Type</text:span></text:p>
          </table:table-cell>
          <table:table-cell table:style-name="RequiredCommands.A2" office:value-type="string">
            <text:p text:style-name="P13">0b0000</text:p>
          </table:table-cell>
          <table:table-cell table:style-name="RequiredCommands.A2" office:value-type="string">
            <text:p text:style-name="P13">0b0000</text:p>
          </table:table-cell>
          <table:table-cell table:style-name="RequiredCommands.A2" office:value-type="string">
            <text:p text:style-name="P13">0b0001</text:p>
          </table:table-cell>
          <table:table-cell table:style-name="RequiredCommands.A2" office:value-type="string">
            <text:p text:style-name="P13">0b0001</text:p>
          </table:table-cell>
          <table:table-cell table:style-name="RequiredCommands.G2" office:value-type="string">
            <text:p text:style-name="P13">0b1000</text:p>
          </table:table-cell>
        </table:table-row>
        <table:table-row>
          <table:covered-table-cell/>
          <table:table-cell table:style-name="RequiredCommands.A2" office:value-type="string">
            <text:p text:style-name="Text_20_body"><text:span text:style-name="T6">Reply</text:span></text:p>
          </table:table-cell>
          <table:table-cell table:style-name="RequiredCommands.A2" office:value-type="string">
            <text:p text:style-name="P13">0b0</text:p>
          </table:table-cell>
          <table:table-cell table:style-name="RequiredCommands.A2" office:value-type="string">
            <text:p text:style-name="P13">0b1</text:p>
          </table:table-cell>
          <table:table-cell table:style-name="RequiredCommands.A2" office:value-type="string">
            <text:p text:style-name="P13">0b0</text:p>
          </table:table-cell>
          <table:table-cell table:style-name="RequiredCommands.A2" office:value-type="string">
            <text:p text:style-name="P13">0b1</text:p>
          </table:table-cell>
          <table:table-cell table:style-name="RequiredCommands.G2" office:value-type="string">
            <text:p text:style-name="P13"/>
          </table:table-cell>
        </table:table-row>
        <table:table-row>
          <table:covered-table-cell/>
          <table:table-cell table:style-name="RequiredCommands.A2" office:value-type="string">
            <text:p text:style-name="Table_20_Contents">Reserved</text:p>
          </table:table-cell>
          <table:table-cell table:style-name="RequiredCommands.A2" office:value-type="string">
            <text:p text:style-name="P13">0b0</text:p>
          </table:table-cell>
          <table:table-cell table:style-name="RequiredCommands.A2" office:value-type="string">
            <text:p text:style-name="P13">0b0</text:p>
          </table:table-cell>
          <table:table-cell table:style-name="RequiredCommands.A2" office:value-type="string">
            <text:p text:style-name="P13">0b0</text:p>
          </table:table-cell>
          <table:table-cell table:style-name="RequiredCommands.A2" office:value-type="string">
            <text:p text:style-name="P13">0b0</text:p>
          </table:table-cell>
          <table:table-cell table:style-name="RequiredCommands.G2" office:value-type="string">
            <text:p text:style-name="P13">0b0</text:p>
          </table:table-cell>
        </table:table-row>
        <table:table-row>
          <table:covered-table-cell/>
          <table:table-cell table:style-name="RequiredCommands.A2" office:value-type="string">
            <text:p text:style-name="Table_20_Contents">Freeze/<text:line-break/>Unfreeze </text:p>
          </table:table-cell>
          <table:table-cell table:style-name="RequiredCommands.A2" office:value-type="string">
            <text:p text:style-name="P13"/>
          </table:table-cell>
          <table:table-cell table:style-name="RequiredCommands.A2" office:value-type="string">
            <text:p text:style-name="P13"/>
          </table:table-cell>
          <table:table-cell table:style-name="RequiredCommands.A2" office:value-type="string">
            <text:p text:style-name="P13"/>
          </table:table-cell>
          <table:table-cell table:style-name="RequiredCommands.A2" office:value-type="string">
            <text:p text:style-name="P13"/>
          </table:table-cell>
          <table:table-cell table:style-name="RequiredCommands.G2" office:value-type="string">
            <text:p text:style-name="P13">Freeze 0b1<text:line-break/>Unfreeze 0b0</text:p>
          </table:table-cell>
        </table:table-row>
        <table:table-row>
          <table:covered-table-cell/>
          <table:table-cell table:style-name="RequiredCommands.A2" office:value-type="string">
            <text:p text:style-name="Table_20_Contents">Byte value</text:p>
          </table:table-cell>
          <table:table-cell table:style-name="RequiredCommands.A2" office:value-type="string">
            <text:p text:style-name="P13">0x80</text:p>
          </table:table-cell>
          <table:table-cell table:style-name="RequiredCommands.A2" office:value-type="string">
            <text:p text:style-name="P13">0x82</text:p>
          </table:table-cell>
          <table:table-cell table:style-name="RequiredCommands.A2" office:value-type="string">
            <text:p text:style-name="P13">0x84</text:p>
          </table:table-cell>
          <table:table-cell table:style-name="RequiredCommands.A2" office:value-type="string">
            <text:p text:style-name="P13">0x86</text:p>
          </table:table-cell>
          <table:table-cell table:style-name="RequiredCommands.G2" office:value-type="string">
            <text:p text:style-name="P13">0xA0-0xA1</text:p>
          </table:table-cell>
        </table:table-row>
        <table:table-row>
          <table:table-cell table:style-name="RequiredCommands.A2" table:number-columns-spanned="2" office:value-type="string">
            <text:p text:style-name="Table_20_Contents">Byte 2</text:p>
          </table:table-cell>
          <table:covered-table-cell/>
          <table:table-cell table:style-name="RequiredCommands.A2" office:value-type="string">
            <text:p text:style-name="P13"/>
          </table:table-cell>
          <table:table-cell table:style-name="RequiredCommands.A2" table:number-rows-spanned="2" office:value-type="string">
            <text:p text:style-name="P13">Available Commands (2 bytes)</text:p>
          </table:table-cell>
          <table:table-cell table:style-name="RequiredCommands.A2" office:value-type="string">
            <text:p text:style-name="P13">Address Space </text:p>
          </table:table-cell>
          <table:table-cell table:style-name="RequiredCommands.A2" office:value-type="string">
            <text:p text:style-name="P13">Address Space </text:p>
          </table:table-cell>
          <table:table-cell table:style-name="RequiredCommands.G2" office:value-type="string">
            <text:p text:style-name="P13"/>
          </table:table-cell>
        </table:table-row>
        <table:table-row>
          <table:table-cell table:style-name="RequiredCommands.A2" table:number-columns-spanned="2" office:value-type="string">
            <text:p text:style-name="Table_20_Contents">Byte 3</text:p>
          </table:table-cell>
          <table:covered-table-cell/>
          <table:table-cell table:style-name="RequiredCommands.A2" office:value-type="string">
            <text:p text:style-name="P13"/>
          </table:table-cell>
          <table:covered-table-cell/>
          <table:table-cell table:style-name="RequiredCommands.A2" office:value-type="string">
            <text:p text:style-name="P13"/>
          </table:table-cell>
          <table:table-cell table:style-name="RequiredCommands.A2" table:number-rows-spanned="4" office:value-type="string">
            <text:p text:style-name="P13">Largest Address (4 bytes)</text:p>
          </table:table-cell>
          <table:table-cell table:style-name="RequiredCommands.G2" office:value-type="string">
            <text:p text:style-name="P13"/>
          </table:table-cell>
        </table:table-row>
        <table:table-row>
          <table:table-cell table:style-name="RequiredCommands.A2" table:number-columns-spanned="2" office:value-type="string">
            <text:p text:style-name="Table_20_Contents">Byte 4</text:p>
          </table:table-cell>
          <table:covered-table-cell/>
          <table:table-cell table:style-name="RequiredCommands.A2" office:value-type="string">
            <text:p text:style-name="P13"/>
          </table:table-cell>
          <table:table-cell table:style-name="RequiredCommands.A2" office:value-type="string">
            <text:p text:style-name="P13">Write Lengths</text:p>
          </table:table-cell>
          <table:table-cell table:style-name="RequiredCommands.A2" office:value-type="string">
            <text:p text:style-name="P13"/>
          </table:table-cell>
          <table:covered-table-cell/>
          <table:table-cell table:style-name="RequiredCommands.G2" office:value-type="string">
            <text:p text:style-name="P13"/>
          </table:table-cell>
        </table:table-row>
        <table:table-row>
          <table:table-cell table:style-name="RequiredCommands.A2" table:number-columns-spanned="2" office:value-type="string">
            <text:p text:style-name="Table_20_Contents">Byte 5</text:p>
          </table:table-cell>
          <table:covered-table-cell/>
          <table:table-cell table:style-name="RequiredCommands.A2" office:value-type="string">
            <text:p text:style-name="P13"/>
          </table:table-cell>
          <table:table-cell table:style-name="RequiredCommands.A2" office:value-type="string">
            <text:p text:style-name="P13">Highest Address Space</text:p>
          </table:table-cell>
          <table:table-cell table:style-name="RequiredCommands.A2" office:value-type="string">
            <text:p text:style-name="P13"/>
          </table:table-cell>
          <table:covered-table-cell/>
          <table:table-cell table:style-name="RequiredCommands.G2" office:value-type="string">
            <text:p text:style-name="P13"/>
          </table:table-cell>
        </table:table-row>
        <table:table-row>
          <table:table-cell table:style-name="RequiredCommands.A2" table:number-columns-spanned="2" office:value-type="string">
            <text:p text:style-name="Table_20_Contents">Byte 6</text:p>
          </table:table-cell>
          <table:covered-table-cell/>
          <table:table-cell table:style-name="RequiredCommands.A2" office:value-type="string">
            <text:p text:style-name="P13"/>
          </table:table-cell>
          <table:table-cell table:style-name="RequiredCommands.A2" office:value-type="string">
            <text:p text:style-name="P13">Lowest Address Space (0-1 byte)</text:p>
          </table:table-cell>
          <table:table-cell table:style-name="RequiredCommands.A2" office:value-type="string">
            <text:p text:style-name="P13"/>
          </table:table-cell>
          <table:covered-table-cell/>
          <table:table-cell table:style-name="RequiredCommands.G2" office:value-type="string">
            <text:p text:style-name="P13"/>
          </table:table-cell>
        </table:table-row>
        <table:table-row>
          <table:table-cell table:style-name="RequiredCommands.A2" table:number-rows-spanned="3" table:number-columns-spanned="2" office:value-type="string">
            <text:p text:style-name="Table_20_Contents">Remainder</text:p>
          </table:table-cell>
          <table:covered-table-cell/>
          <table:table-cell table:style-name="RequiredCommands.A2" table:number-rows-spanned="3" office:value-type="string">
            <text:p text:style-name="P13"/>
          </table:table-cell>
          <table:table-cell table:style-name="RequiredCommands.A2" table:number-rows-spanned="3" office:value-type="string">
            <text:p text:style-name="P13">Name (0-N bytes, optional</text:p>
          </table:table-cell>
          <table:table-cell table:style-name="RequiredCommands.A2" table:number-rows-spanned="3" office:value-type="string">
            <text:p text:style-name="P13"/>
          </table:table-cell>
          <table:table-cell table:style-name="RequiredCommands.A2" office:value-type="string">
            <text:p text:style-name="P26"><text:span text:style-name="T6">Requires Alignment (4 bits) Low Address Non-zero (1 bit) Read-Only (1 bit) </text:span></text:p>
          </table:table-cell>
          <table:table-cell table:style-name="RequiredCommands.G2" table:number-rows-spanned="3" office:value-type="string">
            <text:p text:style-name="P13"/>
          </table:table-cell>
        </table:table-row>
        <table:table-row>
          <table:covered-table-cell/>
          <table:covered-table-cell/>
          <table:covered-table-cell/>
          <table:covered-table-cell/>
          <table:covered-table-cell/>
          <table:table-cell table:style-name="RequiredCommands.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24">{Desc } </text:p>
            <text:p text:style-name="P24">(0-N bytes)</text:p>
          </table:table-cell>
          <table:covered-table-cell/>
        </table:table-row>
      </table:table>
      <text:p text:style-name="P9"><text:soft-page-break/></text:p>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Lock/<text:line-break/>Reserve</text:p>
            </table:table-cell>
            <table:table-cell table:style-name="Table3.A1" office:value-type="string">
              <text:p text:style-name="Table_20_Heading">Lock/<text:line-break/>Reserve Reply</text:p>
            </table:table-cell>
            <table:table-cell table:style-name="Table3.A1" office:value-type="string">
              <text:p text:style-name="Table_20_Heading">Get Unique ID</text:p>
            </table:table-cell>
            <table:table-cell table:style-name="Table3.A1" office:value-type="string">
              <text:p text:style-name="Table_20_Heading">Get Unique ID Reply</text:p>
            </table:table-cell>
            <table:table-cell table:style-name="Table3.A1" office:value-type="string">
              <text:p text:style-name="Table_20_Heading">Indicate</text:p>
            </table:table-cell>
            <table:table-cell table:style-name="Table3.A1" office:value-type="string">
              <text:p text:style-name="Table_20_Heading">Update Complete</text:p>
            </table:table-cell>
            <table:table-cell table:style-name="Table3.A1" office:value-type="string">
              <text:p text:style-name="Table_20_Heading">Reset/<text:line-break/>Reboot</text:p>
            </table:table-cell>
            <table:table-cell table:style-name="Table3.J1" office:value-type="string">
              <text:p text:style-name="Table_20_Heading">Reinit/<text:line-break/>Factory Reset</text:p>
            </table:table-cell>
          </table:table-row>
        </table:table-header-rows>
        <table:table-row>
          <table:table-cell table:style-name="Table3.A2" table:number-columns-spanned="2" office:value-type="string">
            <text:p text:style-name="Table_20_Contents">Datagram Type Byte</text:p>
          </table:table-cell>
          <table:covered-table-cell/>
          <table:table-cell table:style-name="Table3.A2" office:value-type="string">
            <text:p text:style-name="P13">0x20</text:p>
          </table:table-cell>
          <table:table-cell table:style-name="Table3.A2" office:value-type="string">
            <text:p text:style-name="P13">0x20</text:p>
          </table:table-cell>
          <table:table-cell table:style-name="Table3.A2" office:value-type="string">
            <text:p text:style-name="P13">0x20</text:p>
          </table:table-cell>
          <table:table-cell table:style-name="Table3.A2" office:value-type="string">
            <text:p text:style-name="P13">0x20</text:p>
          </table:table-cell>
          <table:table-cell table:style-name="Table3.A2" office:value-type="string">
            <text:p text:style-name="P13">0x20</text:p>
          </table:table-cell>
          <table:table-cell table:style-name="Table3.A2" office:value-type="string">
            <text:p text:style-name="P13">0x20</text:p>
          </table:table-cell>
          <table:table-cell table:style-name="Table3.A2" office:value-type="string">
            <text:p text:style-name="P13">0x20</text:p>
          </table:table-cell>
          <table:table-cell table:style-name="Table3.J2" office:value-type="string">
            <text:p text:style-name="P13">0x20</text:p>
          </table:table-cell>
        </table:table-row>
        <table:table-row>
          <table:table-cell table:style-name="Table3.A2" table:number-rows-spanned="7" office:value-type="string">
            <text:p text:style-name="Table_20_Contents">Command Byte (Upper is MSB, lower is LSB)</text:p>
          </table:table-cell>
          <table:table-cell table:style-name="Table3.A2" office:value-type="string">
            <text:p text:style-name="Table_20_Contents">Command Type </text:p>
          </table:table-cell>
          <table:table-cell table:style-name="Table3.A2" office:value-type="string">
            <text:p text:style-name="P13">0b10</text:p>
          </table:table-cell>
          <table:table-cell table:style-name="Table3.A2" office:value-type="string">
            <text:p text:style-name="P13">0b10</text:p>
          </table:table-cell>
          <table:table-cell table:style-name="Table3.A2" office:value-type="string">
            <text:p text:style-name="P13">0b10</text:p>
          </table:table-cell>
          <table:table-cell table:style-name="Table3.A2" office:value-type="string">
            <text:p text:style-name="P13">0b10</text:p>
          </table:table-cell>
          <table:table-cell table:style-name="Table3.A2" office:value-type="string">
            <text:p text:style-name="P13">0b10</text:p>
          </table:table-cell>
          <table:table-cell table:style-name="Table3.A2" office:value-type="string">
            <text:p text:style-name="P13">0b10</text:p>
          </table:table-cell>
          <table:table-cell table:style-name="Table3.A2" office:value-type="string">
            <text:p text:style-name="P13">0b10</text:p>
          </table:table-cell>
          <table:table-cell table:style-name="Table3.J2" office:value-type="string">
            <text:p text:style-name="P13">0b10</text:p>
          </table:table-cell>
        </table:table-row>
        <table:table-row>
          <table:covered-table-cell/>
          <table:table-cell table:style-name="Table3.A2" office:value-type="string">
            <text:p text:style-name="Text_20_body"><text:span text:style-name="T6">Operation Type</text:span></text:p>
          </table:table-cell>
          <table:table-cell table:style-name="Table3.A2" office:value-type="string">
            <text:p text:style-name="P13">0b0010</text:p>
          </table:table-cell>
          <table:table-cell table:style-name="Table3.A2" office:value-type="string">
            <text:p text:style-name="P13">0b0010</text:p>
          </table:table-cell>
          <table:table-cell table:style-name="Table3.A2" office:value-type="string">
            <text:p text:style-name="P13">0b0011</text:p>
          </table:table-cell>
          <table:table-cell table:style-name="Table3.A2" office:value-type="string">
            <text:p text:style-name="P13">0b0011</text:p>
          </table:table-cell>
          <table:table-cell table:style-name="Table3.A2" office:value-type="string">
            <text:p text:style-name="P13">0b1001</text:p>
          </table:table-cell>
          <table:table-cell table:style-name="Table3.A2" office:value-type="string">
            <text:p text:style-name="P13">0b1010</text:p>
          </table:table-cell>
          <table:table-cell table:style-name="Table3.A2" office:value-type="string">
            <text:p text:style-name="P13">0b1010</text:p>
          </table:table-cell>
          <table:table-cell table:style-name="Table3.J2" office:value-type="string">
            <text:p text:style-name="P13">0b1010</text:p>
          </table:table-cell>
        </table:table-row>
        <table:table-row>
          <table:covered-table-cell/>
          <table:table-cell table:style-name="Table3.A2" office:value-type="string">
            <text:p text:style-name="Text_20_body"><text:span text:style-name="T6">Reply</text:span></text:p>
          </table:table-cell>
          <table:table-cell table:style-name="Table3.A2" office:value-type="string">
            <text:p text:style-name="P13">0b0</text:p>
          </table:table-cell>
          <table:table-cell table:style-name="Table3.A2" office:value-type="string">
            <text:p text:style-name="P13">0b1</text:p>
          </table:table-cell>
          <table:table-cell table:style-name="Table3.A2" office:value-type="string">
            <text:p text:style-name="P13">0b0</text:p>
          </table:table-cell>
          <table:table-cell table:style-name="Table3.A2" office:value-type="string">
            <text:p text:style-name="P13">0b1</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J2" office:value-type="string">
            <text:p text:style-name="P13"/>
          </table:table-cell>
        </table:table-row>
        <table:table-row>
          <table:covered-table-cell/>
          <table:table-cell table:style-name="Table3.A2" office:value-type="string">
            <text:p text:style-name="Table_20_Contents">Reserved</text:p>
          </table:table-cell>
          <table:table-cell table:style-name="Table3.A2" office:value-type="string">
            <text:p text:style-name="P13">0b0</text:p>
          </table:table-cell>
          <table:table-cell table:style-name="Table3.A2" office:value-type="string">
            <text:p text:style-name="P13">0b0</text:p>
          </table:table-cell>
          <table:table-cell table:style-name="Table3.A2" office:value-type="string">
            <text:p text:style-name="P13">0b0</text:p>
          </table:table-cell>
          <table:table-cell table:style-name="Table3.A2" office:value-type="string">
            <text:p text:style-name="P13">0b0</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J2" office:value-type="string">
            <text:p text:style-name="P13"/>
          </table:table-cell>
        </table:table-row>
        <table:table-row>
          <table:covered-table-cell/>
          <table:table-cell table:style-name="Table3.A2" office:value-type="string">
            <text:p text:style-name="Table_20_Contents">Start/Stop</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Start 0b1</text:p>
            <text:p text:style-name="P13">Stop 0b0</text:p>
          </table:table-cell>
          <table:table-cell table:style-name="Table3.A2" office:value-type="string">
            <text:p text:style-name="P13"/>
          </table:table-cell>
          <table:table-cell table:style-name="Table3.A2" office:value-type="string">
            <text:p text:style-name="P13"/>
          </table:table-cell>
          <table:table-cell table:style-name="Table3.J2" office:value-type="string">
            <text:p text:style-name="P13"/>
          </table:table-cell>
        </table:table-row>
        <table:table-row>
          <table:covered-table-cell/>
          <table:table-cell table:style-name="Table3.A2" office:value-type="string">
            <text:p text:style-name="Table_20_Contents">Sub<text:line-break/>Command</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0b00</text:p>
          </table:table-cell>
          <table:table-cell table:style-name="Table3.A2" office:value-type="string">
            <text:p text:style-name="P13">0b01</text:p>
          </table:table-cell>
          <table:table-cell table:style-name="Table3.J2" office:value-type="string">
            <text:p text:style-name="P13">0b10</text:p>
          </table:table-cell>
        </table:table-row>
        <table:table-row>
          <table:covered-table-cell/>
          <table:table-cell table:style-name="Table3.A2" office:value-type="string">
            <text:p text:style-name="Table_20_Contents">Byte value</text:p>
          </table:table-cell>
          <table:table-cell table:style-name="Table3.A2" office:value-type="string">
            <text:p text:style-name="P13">0x80</text:p>
          </table:table-cell>
          <table:table-cell table:style-name="Table3.A2" office:value-type="string">
            <text:p text:style-name="P13">0x8A</text:p>
          </table:table-cell>
          <table:table-cell table:style-name="Table3.A2" office:value-type="string">
            <text:p text:style-name="P13">0x8C</text:p>
          </table:table-cell>
          <table:table-cell table:style-name="Table3.A2" office:value-type="string">
            <text:p text:style-name="P13">0x8D</text:p>
          </table:table-cell>
          <table:table-cell table:style-name="Table3.A2" office:value-type="string">
            <text:p text:style-name="P13">0xA2-0xA3</text:p>
          </table:table-cell>
          <table:table-cell table:style-name="Table3.A2" office:value-type="string">
            <text:p text:style-name="P13">0xA8</text:p>
          </table:table-cell>
          <table:table-cell table:style-name="Table3.A2" office:value-type="string">
            <text:p text:style-name="P13">0xA9</text:p>
          </table:table-cell>
          <table:table-cell table:style-name="Table3.J2" office:value-type="string">
            <text:p text:style-name="P13">0xAA</text:p>
          </table:table-cell>
        </table:table-row>
        <table:table-row>
          <table:table-cell table:style-name="Table3.A2" table:number-columns-spanned="2" office:value-type="string">
            <text:p text:style-name="Table_20_Contents">Byte 2</text:p>
          </table:table-cell>
          <table:covered-table-cell/>
          <table:table-cell table:style-name="Table3.A2" table:number-rows-spanned="6" office:value-type="string">
            <text:p text:style-name="P14">Requesting NodeID</text:p>
          </table:table-cell>
          <table:table-cell table:style-name="Table3.A2" table:number-rows-spanned="6" office:value-type="string">
            <text:p text:style-name="P13">Locking NodeID</text:p>
          </table:table-cell>
          <table:table-cell table:style-name="Table3.A2" office:value-type="string">
            <text:p text:style-name="P25">Number to reserve (3 bits, 1-8) </text:p>
            <text:p text:style-name="P15"><text:s/></text:p>
          </table:table-cell>
          <table:table-cell table:style-name="Table3.A2" table:number-rows-spanned="7" office:value-type="string">
            <text:p text:style-name="P24">New Unique EventI D </text:p>
            <text:p text:style-name="Text_20_body"><text:span text:style-name="T6">(8 bytes, 1-8 times) </text:span></text:p>
            <text:p text:style-name="P26"><text:span text:style-name="T6"><text:s/></text:span></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J2" table:number-rows-spanned="6" office:value-type="string">
            <text:p text:style-name="P13">Target NodeID</text:p>
          </table:table-cell>
        </table:table-row>
        <table:table-row>
          <table:table-cell table:style-name="Table3.A2" table:number-columns-spanned="2" office:value-type="string">
            <text:p text:style-name="Table_20_Contents">Byte 3</text:p>
          </table:table-cell>
          <table:covered-table-cell/>
          <table:covered-table-cell/>
          <table:covered-table-cell/>
          <table:table-cell table:style-name="Table3.A2" office:value-type="string">
            <text:p text:style-name="P13"/>
          </table:table-cell>
          <table:covered-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covered-table-cell/>
        </table:table-row>
        <table:table-row>
          <table:table-cell table:style-name="Table3.A2" table:number-columns-spanned="2" office:value-type="string">
            <text:p text:style-name="Table_20_Contents">Byte 4</text:p>
          </table:table-cell>
          <table:covered-table-cell/>
          <table:covered-table-cell/>
          <table:covered-table-cell/>
          <table:table-cell table:style-name="Table3.A2" office:value-type="string">
            <text:p text:style-name="P13"/>
          </table:table-cell>
          <table:covered-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covered-table-cell/>
        </table:table-row>
        <table:table-row>
          <table:table-cell table:style-name="Table3.A2" table:number-columns-spanned="2" office:value-type="string">
            <text:p text:style-name="Table_20_Contents">Byte 5</text:p>
          </table:table-cell>
          <table:covered-table-cell/>
          <table:covered-table-cell/>
          <table:covered-table-cell/>
          <table:table-cell table:style-name="Table3.A2" office:value-type="string">
            <text:p text:style-name="P13"/>
          </table:table-cell>
          <table:covered-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covered-table-cell/>
        </table:table-row>
        <table:table-row>
          <table:table-cell table:style-name="Table3.A2" table:number-columns-spanned="2" office:value-type="string">
            <text:p text:style-name="Table_20_Contents">Byte 6</text:p>
          </table:table-cell>
          <table:covered-table-cell/>
          <table:covered-table-cell/>
          <table:covered-table-cell/>
          <table:table-cell table:style-name="Table3.A2" office:value-type="string">
            <text:p text:style-name="P13"/>
          </table:table-cell>
          <table:covered-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covered-table-cell/>
        </table:table-row>
        <table:table-row>
          <table:table-cell table:style-name="Table3.A2" table:number-columns-spanned="2" office:value-type="string">
            <text:p text:style-name="Table_20_Contents">Byte 7</text:p>
          </table:table-cell>
          <table:covered-table-cell/>
          <table:covered-table-cell/>
          <table:covered-table-cell/>
          <table:table-cell table:style-name="Table3.A2" office:value-type="string">
            <text:p text:style-name="P13"/>
          </table:table-cell>
          <table:covered-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covered-table-cell/>
        </table:table-row>
        <table:table-row>
          <table:table-cell table:style-name="Table3.A2" table:number-columns-spanned="2" office:value-type="string">
            <text:p text:style-name="Table_20_Contents">Remainder</text:p>
          </table:table-cell>
          <table:covered-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covered-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J2" office:value-type="string">
            <text:p text:style-name="P13"/>
          </table:table-cell>
        </table:table-row>
      </table:table>
      <text:p text:style-name="P23"><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Stream/Datagram (1 bit) = 0</text:p>
            <text:p text:style-name="Table_20_Contents">ReadReply/Write (1 bit) = 0</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Stream/Datagram (1 bit) = 1<text:line-break/><text:line-break/>Reserved (1 bit) = 0<text:line-break/><text:line-break/>Under Mask (1 bit)<text:line-break/><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1</text:p>
          </table:table-cell>
          <table:table-cell table:style-name="Table2.A2" office:value-type="string">
            <text:p text:style-name="Table_20_Contents">Stream=1/Datagram=0 (1 bit)<text:line-break/><text:line-break/>ReadReply/Write (1 bit) = 1<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Stream/Datagram (1 bit) = 0<text:line-break/><text:line-break/>ReadReply/Write (1 bit) = 0<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 most significant bit reserved)</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Stream/Datagram (1 bit) = 1<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2 bytes, see section <text:s text:c="2"/><text:bookmark-ref text:reference-format="chapter" text:ref-name="__RefHeading__2729_1915845353">4.1.4.2</text:bookmark-ref> coding)</text:p>
          </table:table-cell>
          <table:table-cell table:style-name="Table2.A2" office:value-type="string">
            <text:p text:style-name="Table_20_Contents">Write lengths<text:line-break/>(1 byte, see section <text:s text:c="2"/><text:bookmark-ref text:reference-format="chapter" text:ref-name="__RefHeading__2729_1915845353">4.1.4.2</text:bookmark-ref> coding)</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 Low Address Non-zero (1 bit) 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text:soft-page-break/>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2029453364895094408" text:style-name="L4">
        <text:list-item>
          <text:p text:style-name="P19">Available operations mask (2 bytes, bit coded): Indicate which operations are available so the using software can know whether convenience operations (which are not possible on some hardware) are available.</text:p>
          <text:list>
            <text:list-item>
              <text:p text:style-name="P19">0x8000 Write under mask supported</text:p>
            </text:list-item>
            <text:list-item>
              <text:p text:style-name="P19">0x4000 Unaligned reads supported. If not set, reads have to start on an address with the low bits, as given by the data size, all zero. For example a 4-byte write must have the low two address bits zero.</text:p>
            </text:list-item>
            <text:list-item>
              <text:p text:style-name="P19">0x2000 Unaligned writes supported. If not set, reads have to start on an address with the low bits, as given by the data size, all zero. For example a 4-byte write must have the low two address bits zero.</text:p>
            </text:list-item>
            <text:list-item>
              <text:p text:style-name="P19">0x0800 Read from address space 0xFC available (this is the manufacturer part of Abbreviated CDI)</text:p>
            </text:list-item>
            <text:list-item>
              <text:p text:style-name="P19">0x0400 Read from address space 0xFB available (this is the user-entered part of Abbreviated CDI)</text:p>
            </text:list-item>
            <text:list-item>
              <text:p text:style-name="P19">0x0200 Write to address space 0xFB available (this is the user-entered part of Abbreviated CDI)</text:p>
            </text:list-item>
            <text:list-item>
              <text:p text:style-name="P19">Others reserved, must be ignored on receipt and sent as zero.</text:p>
            </text:list-item>
          </text:list>
        </text:list-item>
        <text:list-item>
          <text:p text:style-name="P19">Write lengths supported (One byte, bit coded): (provided for devices that can only write certain sizes to memory) (at least one bit must be set)</text:p>
          <text:list>
            <text:list-item>
              <text:p text:style-name="P19">0x80 1 byte write</text:p>
            </text:list-item>
            <text:list-item>
              <text:p text:style-name="P19">0x40 2 byte write</text:p>
            </text:list-item>
            <text:list-item>
              <text:p text:style-name="P19">0x20 4 byte writes</text:p>
            </text:list-item>
            <text:list-item>
              <text:p text:style-name="P19">0x10 64 byte writes (full datagram, but not 63 bytes or arbitrary length, just exactly 64)</text:p>
            </text:list-item>
            <text:list-item>
              <text:p text:style-name="P19">0x02 arbitrary writes of any length OK</text:p>
            </text:list-item>
            <text:list-item>
              <text:p text:style-name="P19">0x01 stream writes supported (stream support will identify buffer size)</text:p>
            </text:list-item>
            <text:list-item>
              <text:p text:style-name="P19">Others reserved, must be ignored on receipt and sent as zero.</text:p>
            </text:list-item>
          </text:list>
        </text:list-item>
      </text:list>
      <text:list xml:id="list4225160676720943257" text:style-name="L5">
        <text:list-item>
          <text:p text:style-name="P20"><text:soft-page-break/>Highest Address Space (byte): Highest number space available. Not all up to that need be available, but sparse allocation will slow down the process as “Get Address Space Information” is needed to determine whether they are present.</text:p>
        </text:list-item>
      </text:list>
      <text:list xml:id="list5110903853847716681" text:style-name="L6">
        <text:list-item>
          <text:p text:style-name="P21">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1409583101692746995" text:style-name="L7">
        <text:list-item>
          <text:p text:style-name="P22">Present: This is carried in the lowest bit of the command byte, just below the reply bit</text:p>
          <text:list>
            <text:list-item>
              <text:p text:style-name="P22">0x01 == 1: Present. == 0 not present.</text:p>
            </text:list-item>
          </text:list>
        </text:list-item>
        <text:list-item>
          <text:p text:style-name="P22">Space ID – provided to identify request this reply is in response to</text:p>
        </text:list-item>
        <text:list-item>
          <text:p text:style-name="P22">Highest Address (4 bytes)</text:p>
        </text:list-item>
        <text:list-item>
          <text:p text:style-name="P22">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2">Lowest Address (4 bytes) – optional, omit if zero, as that will let reply fit in single CAN frame; if present, “non-zero lowest address” bit in prior byte must be 1.</text:p>
        </text:list-item>
        <text:list-item>
          <text:p text:style-name="P22">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text:soft-page-break/>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text:soft-page-break/>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Protocol<text:tab/>1</text:p>
          <text:p text:style-name="P11"><text:s/>4.1.1 Address Space Size<text:tab/>1</text:p>
          <text:p text:style-name="P11"><text:s/>4.1.2 Address Space Selection<text:tab/>1</text:p>
          <text:p text:style-name="P11"><text:s/>4.1.3 Message Formats<text:tab/>2</text:p>
          <text:p text:style-name="P11"><text:s/>4.1.4 Operations<text:tab/>6</text:p>
          <text:p text:style-name="P12"><text:s/>4.1.4.1 Read, Read-Reply<text:tab/>6</text:p>
          <text:p text:style-name="P12"><text:s/>4.1.4.2 Get Configuration Options Reply<text:tab/>6</text:p>
          <text:p text:style-name="P12"><text:s/>4.1.4.3 Get Address Space Information Reply<text:tab/>8</text:p>
          <text:p text:style-name="P12"><text:s/>4.1.4.4 Lock/Reserve and Freeze/Unfreeze<text:tab/>8</text:p>
          <text:p text:style-name="P12"><text:s/>4.1.4.5 Get Unique EventID<text:tab/>8</text:p>
          <text:p text:style-name="P12"><text:s/>4.1.4.6 Update Complete/Reset/Reboot/Reinitialize<text:tab/>9</text:p>
          <text:p text:style-name="P12"><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mirror-horizontal="false" draw:mirror-vertical="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116" text:date-value="2013-01-20T02:06:49.99">1/20/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0T02:06:49.99">Jan 20,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3-01-20T02:06:49.99">1/20/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4</meta:editing-cycles>
    <meta:editing-duration>PT14H16M49S</meta:editing-duration>
    <meta:generator>OpenOffice.org/3.4.1$Unix OpenOffice.org_project/341m1$Build-9593</meta:generator>
    <dc:date>2013-01-20T02:06:50</dc:date>
    <dc:creator>Bob Jacobsen</dc:creator>
    <meta:document-statistic meta:table-count="5" meta:image-count="1" meta:object-count="0" meta:page-count="15" meta:paragraph-count="445" meta:word-count="2829" meta:character-count="16779"/>
    <meta:user-defined meta:name="Info 1"/>
    <meta:user-defined meta:name="Info 2"/>
    <meta:user-defined meta:name="Info 3"/>
    <meta:user-defined meta:name="Info 4"/>
  </office:meta>
</office:document-meta>
</file>